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Metadata.getSco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Metadata.setScopedProxyMode( ScopedProxyMode scopedProx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Metadata.getScopedProx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Metadata.setScopeName( String sco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